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063in" table:align="left"/>
    </style:style>
    <style:style style:name="Table1.A" style:family="table-column">
      <style:table-column-properties style:column-width="0.6972in"/>
    </style:style>
    <style:style style:name="Table1.B" style:family="table-column">
      <style:table-column-properties style:column-width="0.6778in"/>
    </style:style>
    <style:style style:name="Table1.C" style:family="table-column">
      <style:table-column-properties style:column-width="0.6951in"/>
    </style:style>
    <style:style style:name="Table1.D" style:family="table-column">
      <style:table-column-properties style:column-width="1.6826in"/>
    </style:style>
    <style:style style:name="Table1.E" style:family="table-column">
      <style:table-column-properties style:column-width="1.6535in"/>
    </style:style>
    <style:style style:name="Table1.1" style:family="table-row">
      <style:table-row-properties style:min-row-height="0.2993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2681in"/>
    </style:style>
    <style:style style:name="Table1.15" style:family="table-row">
      <style:table-row-properties style:min-row-height="0.2785in"/>
    </style:style>
    <style:style style:name="P1" style:family="paragraph" style:parent-style-name="Standard">
      <style:text-properties officeooo:rsid="0018ed7f" officeooo:paragraph-rsid="0018ed7f"/>
    </style:style>
    <style:style style:name="P2" style:family="paragraph" style:parent-style-name="Standard" style:list-style-name="L1">
      <style:text-properties officeooo:rsid="0018ed7f" officeooo:paragraph-rsid="0018ed7f"/>
    </style:style>
    <style:style style:name="P3" style:family="paragraph" style:parent-style-name="Standard" style:list-style-name="L2">
      <style:text-properties officeooo:rsid="0018ed7f" officeooo:paragraph-rsid="0018ed7f"/>
    </style:style>
    <style:style style:name="P4" style:family="paragraph" style:parent-style-name="Standard" style:list-style-name="L4">
      <style:text-properties officeooo:rsid="0018ed7f" officeooo:paragraph-rsid="0018ed7f"/>
    </style:style>
    <style:style style:name="P5" style:family="paragraph" style:parent-style-name="Standard" style:list-style-name="L5">
      <style:text-properties officeooo:rsid="0018ed7f" officeooo:paragraph-rsid="0018ed7f"/>
    </style:style>
    <style:style style:name="P6" style:family="paragraph" style:parent-style-name="Standard" style:list-style-name="L2">
      <style:text-properties officeooo:paragraph-rsid="0018ed7f"/>
    </style:style>
    <style:style style:name="P7" style:family="paragraph" style:parent-style-name="Standard" style:list-style-name="L4">
      <style:text-properties officeooo:paragraph-rsid="0018ed7f"/>
    </style:style>
    <style:style style:name="P8" style:family="paragraph" style:parent-style-name="Standard">
      <style:text-properties officeooo:rsid="0019297d" officeooo:paragraph-rsid="0019297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8ed7f" officeooo:paragraph-rsid="0018ed7f" style:font-weight-asian="bold" style:font-weight-complex="bold"/>
    </style:style>
    <style:style style:name="P10" style:family="paragraph" style:parent-style-name="Standard">
      <style:text-properties officeooo:rsid="0019f5a7" officeooo:paragraph-rsid="0019f5a7"/>
    </style:style>
    <style:style style:name="P11" style:family="paragraph" style:parent-style-name="Standard">
      <style:text-properties officeooo:rsid="001b3cf7" officeooo:paragraph-rsid="001b3cf7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8ed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f5a7" style:font-weight-asian="bold" style:font-weight-complex="bold"/>
    </style:style>
    <style:style style:name="T4" style:family="text">
      <style:text-properties officeooo:rsid="0019297d"/>
    </style:style>
    <style:style style:name="T5" style:family="text">
      <style:text-properties style:text-position="super 58%"/>
    </style:style>
    <style:style style:name="T6" style:family="text">
      <style:text-properties officeooo:rsid="0019f5a7"/>
    </style:style>
    <style:style style:name="T7" style:family="text">
      <style:text-properties fo:font-style="normal" fo:font-weight="bold" officeooo:rsid="0019f5a7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f5a7" style:font-weight-asian="normal" style:font-weight-complex="normal"/>
    </style:style>
    <style:style style:name="T10" style:family="text">
      <style:text-properties fo:font-weight="normal" officeooo:rsid="001bb808" style:font-weight-asian="normal" style:font-weight-complex="normal"/>
    </style:style>
    <style:style style:name="T11" style:family="text">
      <style:text-properties officeooo:rsid="001b3cf7"/>
    </style:style>
    <style:style style:name="T12" style:family="text">
      <style:text-properties officeooo:rsid="001bb80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yberInfrastructure Comprehensive, Applied, and Tangible Summer School </text:p>
      <text:p text:style-name="P9">CIberCATSS</text:p>
      <text:p text:style-name="P1"/>
      <text:p text:style-name="P1">CiberCATSS is a training program that will teach you some of the skills needed for (advanced) computing that is applicable to your research domain. <text:s/></text:p>
      <text:list xml:id="list3535990748" text:style-name="L1">
        <text:list-item>
          <text:p text:style-name="P2">CIberCATSS is <text:span text:style-name="T2">Comprehensive</text:span> in that we will teach an entire stack of skills starting from the basics: Python → Algorithms → Machine Learning with some HPC mixed in for good measure.</text:p>
        </text:list-item>
        <text:list-item>
          <text:p text:style-name="P2">CIberCATSS is <text:span text:style-name="T2">Applied</text:span> in that you will use your skills for a computing problem in your research domain.</text:p>
        </text:list-item>
        <text:list-item>
          <text:p text:style-name="P2">CIberCATSS is <text:span text:style-name="T2">Tangible</text:span> in that you will produce a working research product by the end of the 7 week training course.</text:p>
        </text:list-item>
      </text:list>
      <text:p text:style-name="P1"/>
      <text:p text:style-name="P1">Leadership: </text:p>
      <text:list xml:id="list4241142108" text:style-name="L2">
        <text:list-item>
          <text:p text:style-name="P6"><text:span text:style-name="T1">Philip Chang (Professor of Physics, PI of CIberCATSS)</text:span></text:p>
        </text:list-item>
        <text:list-item>
          <text:p text:style-name="P3">Mahsa Dabagh (Assistant Professor of Biomedical Engineering, CoI of CIberCATSS)</text:p>
        </text:list-item>
        <text:list-item>
          <text:p text:style-name="P3">Susan McRoy (Professor and Chair of Computer Science, CoI of CIberCATSS)</text:p>
        </text:list-item>
        <text:list-item>
          <text:p text:style-name="P3">Marjorie Piechowski (Assessment Lead)</text:p>
        </text:list-item>
      </text:list>
      <text:p text:style-name="P1"/>
      <text:p text:style-name="P1">Instructors: </text:p>
      <text:list xml:id="list2407492696" text:style-name="L4">
        <text:list-item>
          <text:p text:style-name="P7"><text:span text:style-name="T1">Susan McRoy: Introduction to Data and Data Science</text:span></text:p>
        </text:list-item>
        <text:list-item>
          <text:p text:style-name="P7"><text:span text:style-name="T1">Apoorv Prasad: Introduction to Python</text:span></text:p>
        </text:list-item>
        <text:list-item>
          <text:p text:style-name="P4">Philip Chang: Numerical and Statistical Algorithms in Python – subset and superset of Physics 801</text:p>
        </text:list-item>
        <text:list-item>
          <text:p text:style-name="P4">Mahsa Dabagh: Introduction to Unix and HPC systems</text:p>
        </text:list-item>
        <text:list-item>
          <text:p text:style-name="P4">Sammie Omranian: Introduction to Machine Learning</text:p>
        </text:list-item>
      </text:list>
      <text:p text:style-name="P1"/>
      <text:p text:style-name="P1">Teaching Assistants:</text:p>
      <text:list xml:id="list50457212" text:style-name="L5">
        <text:list-item>
          <text:p text:style-name="P5"/>
        </text:list-item>
      </text:list>
      <text:p text:style-name="P1"/>
      <text:p text:style-name="P1"/>
      <text:p text:style-name="P1">The break<text:span text:style-name="T11">down</text:span> of the summer school is 3 weeks of instruction and 4 weeks of project time. The 3 weeks of instruction will start out slow, but the pace will be relentless. <text:s/>In the beginning, most of things will seems trivial, but it will ramp up and no prisoners will be taken. <text:s/>The TA’s will ensure that no person gets left behind and the instructor will ensure that no TA’s will be left behind. <text:s/>We anticipate that you will learn something valuable during your time here. <text:s/>During the 4 weeks of project time, we expect you to meet with your project mentor on a regular basis to ensure that you are making good progress. <text:s/>The TA’s will also meet with you twice or thrice weekly <text:span text:style-name="T4">(virtually, but in-person is optional)</text:span> to ensure that you are making good progress and to answer any questions that you might have. <text:s/>Questions that stump them will percolate up the chain until <text:span text:style-name="T4">someone knows the answer or no-one knows the answer. </text:span></text:p>
      <text:p text:style-name="P1"/>
      <text:p text:style-name="P8">Platform: We are test-driving a new platform from a company known as CamberCloud which is basically a jupyterhub with cloud based storage, but with hooks to allow you to startup a MPI cluster or an Apache Spark cluster. <text:s/>It was started by a Bay Area former astrophysicists who is a leader in data analytics. <text:s/>We will ensure that the platforms works for us. <text:s/>You are welcome to use it for your project if you so desire. <text:s/>We think it is exceptionally useful for data analytic/machine learning projects at this point. <text:s/><text:span text:style-name="T6">They will be zooming in on Wednesday to say “hi” to everyone.</text:span></text:p>
      <text:p text:style-name="P8"/>
      <text:p text:style-name="P8"><text:soft-page-break/>Daily Plan: During the instructional period, we will meet each day from 10am-4pm here in LEC 214. <text:span text:style-name="T12">We’ll go from 10-12:30, then break for lunch from 12:30-1:30 and then go again from 1:30-4pm. The morning and afternoon sessions will be broken down to lecture + lab exercises. </text:span><text:s/>The exceptions will be the afternoon of June 7 and (possibly) the day of June 15<text:span text:style-name="T5">th</text:span>. <text:s/>We will figure it out <text:span text:style-name="T11">the plan during this interval.</text:span></text:p>
      <text:p text:style-name="P8"/>
      <text:p text:style-name="P8">Communications: <text:s/>During the instructional phase, we can just ask. <text:s/><text:span text:style-name="T6">But we have also setup a slack channel. <text:s/>We will send the invite shortly. <text:s/>Be sure to register. <text:s/>Don’t be after to </text:span><text:span text:style-name="T7">ask</text:span><text:span text:style-name="T6"> and </text:span><text:span text:style-name="T3">answer </text:span><text:span text:style-name="T9">questions. <text:s/>Think of this as a smaller version of stack overflow. </text:span></text:p>
      <text:p text:style-name="P8"><text:span text:style-name="T9"/></text:p>
      <text:p text:style-name="P10"><text:span text:style-name="T8">Schedule: This is subject to change.</text:span></text:p>
      <text:p text:style-name="P10"><text:span text:style-name="T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20_Contents">Week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Day</text:p>
          </table:table-cell>
          <table:table-cell table:style-name="Table1.A1" office:value-type="string">
            <text:p text:style-name="Table_20_Contents">10-12:30</text:p>
          </table:table-cell>
          <table:table-cell table:style-name="Table1.A1" office:value-type="string">
            <text:p text:style-name="Table_20_Contents">1:30-4:00</text:p>
          </table:table-cell>
        </table:table-row>
        <table:table-row table:style-name="Table1.2"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30-May</text:p>
          </table:table-cell>
          <table:table-cell table:style-name="Table1.A1" office:value-type="string">
            <text:p text:style-name="Table_20_Contents">Tues</text:p>
          </table:table-cell>
          <table:table-cell table:style-name="Table1.A1" office:value-type="string">
            <text:p text:style-name="Table_20_Contents">Intro/Setup; Intro to Data</text:p>
          </table:table-cell>
          <table:table-cell table:style-name="Table1.A1" office:value-type="string">
            <text:p text:style-name="Table_20_Contents">Intro to Python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31-May</text:p>
          </table:table-cell>
          <table:table-cell table:style-name="Table1.A1" office:value-type="string">
            <text:p text:style-name="Table_20_Contents">Wed</text:p>
          </table:table-cell>
          <table:table-cell table:style-name="Table1.A1" office:value-type="string">
            <text:p text:style-name="Table_20_Contents">Intro to Python</text:p>
          </table:table-cell>
          <table:table-cell table:style-name="Table1.A1" office:value-type="string">
            <text:p text:style-name="Table_20_Contents">Intro to Python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1-Jun</text:p>
          </table:table-cell>
          <table:table-cell table:style-name="Table1.A1" office:value-type="string">
            <text:p text:style-name="Table_20_Contents">Thurs</text:p>
          </table:table-cell>
          <table:table-cell table:style-name="Table1.A1" office:value-type="string">
            <text:p text:style-name="Table_20_Contents">Intro to Python</text:p>
          </table:table-cell>
          <table:table-cell table:style-name="Table1.A1" office:value-type="string">
            <text:p text:style-name="Table_20_Contents">Intro to Python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2-Jun</text:p>
          </table:table-cell>
          <table:table-cell table:style-name="Table1.A1" office:value-type="string">
            <text:p text:style-name="Table_20_Contents">Friday</text:p>
          </table:table-cell>
          <table:table-cell table:style-name="Table1.A1" office:value-type="string">
            <text:p text:style-name="Table_20_Contents">Intro to Python</text:p>
          </table:table-cell>
          <table:table-cell table:style-name="Table1.A1" office:value-type="string">
            <text:p text:style-name="Table_20_Contents">Intro to Python</text:p>
          </table:table-cell>
        </table:table-row>
        <table:table-row table:style-name="Table1.2"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5-Jun</text:p>
          </table:table-cell>
          <table:table-cell table:style-name="Table1.A1" office:value-type="string">
            <text:p text:style-name="Table_20_Contents">Mon</text:p>
          </table:table-cell>
          <table:table-cell table:style-name="Table1.A1" office:value-type="string">
            <text:p text:style-name="Table_20_Contents">Intro to Python</text:p>
          </table:table-cell>
          <table:table-cell table:style-name="Table1.A1" office:value-type="string">
            <text:p text:style-name="Table_20_Contents">Intro to Python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6-Jun</text:p>
          </table:table-cell>
          <table:table-cell table:style-name="Table1.A1" office:value-type="string">
            <text:p text:style-name="Table_20_Contents">Tues</text:p>
          </table:table-cell>
          <table:table-cell table:style-name="Table1.A1" office:value-type="string">
            <text:p text:style-name="Table_20_Contents">Numerical programming</text:p>
          </table:table-cell>
          <table:table-cell table:style-name="Table1.A1" office:value-type="string">
            <text:p text:style-name="Table_20_Contents">Numerical programming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7-Jun</text:p>
          </table:table-cell>
          <table:table-cell table:style-name="Table1.A1" office:value-type="string">
            <text:p text:style-name="Table_20_Contents">Wed</text:p>
          </table:table-cell>
          <table:table-cell table:style-name="Table1.A1" office:value-type="string">
            <text:p text:style-name="Table_20_Contents">Numerical programming</text:p>
          </table:table-cell>
          <table:table-cell table:style-name="Table1.A1" office:value-type="string">
            <text:p text:style-name="Table_20_Contents">Numerical programming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8-Jun</text:p>
          </table:table-cell>
          <table:table-cell table:style-name="Table1.A1" office:value-type="string">
            <text:p text:style-name="Table_20_Contents">Thurs</text:p>
          </table:table-cell>
          <table:table-cell table:style-name="Table1.A1" office:value-type="string">
            <text:p text:style-name="Table_20_Contents">Numerical programming</text:p>
          </table:table-cell>
          <table:table-cell table:style-name="Table1.A1" office:value-type="string">
            <text:p text:style-name="Table_20_Contents">Numerical programming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9-Jun</text:p>
          </table:table-cell>
          <table:table-cell table:style-name="Table1.A1" office:value-type="string">
            <text:p text:style-name="Table_20_Contents">Friday</text:p>
          </table:table-cell>
          <table:table-cell table:style-name="Table1.A1" office:value-type="string">
            <text:p text:style-name="Table_20_Contents">Numerical programming</text:p>
          </table:table-cell>
          <table:table-cell table:style-name="Table1.A1" office:value-type="string">
            <text:p text:style-name="Table_20_Contents">Numerical programming</text:p>
          </table:table-cell>
        </table:table-row>
        <table:table-row table:style-name="Table1.2"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12-Jun</text:p>
          </table:table-cell>
          <table:table-cell table:style-name="Table1.A1" office:value-type="string">
            <text:p text:style-name="Table_20_Contents">Mon</text:p>
          </table:table-cell>
          <table:table-cell table:style-name="Table1.A1" office:value-type="string">
            <text:p text:style-name="Table_20_Contents">Unix and HPC</text:p>
          </table:table-cell>
          <table:table-cell table:style-name="Table1.A1" office:value-type="string">
            <text:p text:style-name="Table_20_Contents">Unix and HPC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13-Jun</text:p>
          </table:table-cell>
          <table:table-cell table:style-name="Table1.A1" office:value-type="string">
            <text:p text:style-name="Table_20_Contents">Tues</text:p>
          </table:table-cell>
          <table:table-cell table:style-name="Table1.A1" office:value-type="string">
            <text:p text:style-name="Table_20_Contents">Machine Learning</text:p>
          </table:table-cell>
          <table:table-cell table:style-name="Table1.A1" office:value-type="string">
            <text:p text:style-name="Table_20_Contents">Machine Learning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14-Jun</text:p>
          </table:table-cell>
          <table:table-cell table:style-name="Table1.A1" office:value-type="string">
            <text:p text:style-name="Table_20_Contents">Wed</text:p>
          </table:table-cell>
          <table:table-cell table:style-name="Table1.A1" office:value-type="string">
            <text:p text:style-name="Table_20_Contents">Machine Learning</text:p>
          </table:table-cell>
          <table:table-cell table:style-name="Table1.A1" office:value-type="string">
            <text:p text:style-name="Table_20_Contents">Machine Learning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15-Jun</text:p>
          </table:table-cell>
          <table:table-cell table:style-name="Table1.A1" office:value-type="string">
            <text:p text:style-name="Table_20_Contents">Thurs</text:p>
          </table:table-cell>
          <table:table-cell table:style-name="Table1.A1" office:value-type="string">
            <text:p text:style-name="Table_20_Contents">Machine Learning</text:p>
          </table:table-cell>
          <table:table-cell table:style-name="Table1.A1" office:value-type="string">
            <text:p text:style-name="Table_20_Contents">Machine Learning</text:p>
          </table:table-cell>
        </table:table-row>
        <table:table-row table:style-name="Table1.15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16-Jun</text:p>
          </table:table-cell>
          <table:table-cell table:style-name="Table1.A1" office:value-type="string">
            <text:p text:style-name="Table_20_Contents">Friday</text:p>
          </table:table-cell>
          <table:table-cell table:style-name="Table1.A1" office:value-type="string">
            <text:p text:style-name="Table_20_Contents">Machine Learning</text:p>
          </table:table-cell>
          <table:table-cell table:style-name="Table1.A1" office:value-type="string">
            <text:p text:style-name="Table_20_Contents">Machine Learning</text:p>
          </table:table-cell>
        </table:table-row>
      </table:table>
      <text:p text:style-name="P10"><text:span text:style-name="T8"/></text:p>
      <text:p text:style-name="P11"><text:span text:style-name="T8">Project Phase: Following the 3-week instructional phase, we will embark on a 4 week project phase where you will </text:span><text:span text:style-name="T10">apply some of the skills you learn to your proposed project. <text:s/>Failure is not an option. <text:s/>You will produce something that you can present at the end of the course. <text:s/></text:span></text:p>
      <text:p text:style-name="P11"><text:span text:style-name="T8"/></text:p>
      <text:p text:style-name="P11">A word of warning: This is the first time something like this has been done and it is being run on a shoestring budget (to ensure that you get an optimal stipend). As a result expect some degree of chaos as we try to figure everything out. <text:s/>You are the beta testers for this program and as a result, don’t expect a perfectly smooth ride. <text:s/>That being said, we selected you base mainly on you previous experience which will help ensure that we can recover quickly from any snafus and curveballs thrown our way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22:07:27.378532341</meta:creation-date>
    <dc:date>2023-05-29T23:01:50.247703133</dc:date>
    <meta:editing-duration>PT6M19S</meta:editing-duration>
    <meta:editing-cycles>1</meta:editing-cycles>
    <meta:document-statistic meta:table-count="1" meta:image-count="0" meta:object-count="0" meta:page-count="2" meta:paragraph-count="90" meta:word-count="833" meta:character-count="4865" meta:non-whitespace-character-count="4100"/>
    <meta:generator>LibreOffice/7.3.7.2$Linux_X86_64 LibreOffice_project/30$Build-2</meta:generator>
  </office:meta>
</office:document-meta>
</file>